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еханизм наследования очень удобен, но он имеет свои ограничения. В частности мы можем наследовать только от одного класса, в отличие, например, от языка С++, где имеется множественное наследование.</text:p>
      <text:p text:style-name="Text_20_body">В языке Java подобную проблему частично позволяют решить интерфейсы. Интерфейсы определяют некоторый функционал, не имеющий конкретной реализации, который затем реализуют классы, применяющие эти интерфейсы. И один класс может применить множество интерфейсов.</text:p>
      <text:p text:style-name="Text_20_body">Чтобы определить интерфейс, используется ключевое слово interface. Например:</text:p>
      <text:p text:style-name="Preformatted_20_Text">interface Printable{</text:p>
      <text:p text:style-name="Preformatted_20_Text"/>
      <text:p text:style-name="Preformatted_20_Text"><text:s text:c="4"/>void print();</text:p>
      <text:p text:style-name="P1">}</text:p>
      <text:p text:style-name="Text_20_body">Данный интерфейс называется Printable. Интерфейс может определять константы и методы, которые могут иметь, а могут и не иметь реализации. Методы без реализации похожи на абстрактные методы абстрактных классов. Так, в данном случае объявлен один метод, который не имеет реализации.</text:p>
      <text:p text:style-name="Text_20_body">Все методы интерфейса не имеют модификаторов доступа, но фактически по умолчанию доступ public, так как цель интерфейса - определение функционала для реализации его классом. Поэтому весь функционал должен быть открыт для реализации.</text:p>
      <text:p text:style-name="Text_20_body">Чтобы класс применил интерфейс, надо использовать ключевое слово implements:</text:p>
      <text:p text:style-name="Preformatted_20_Text">public class Program{</text:p>
      <text:p text:style-name="Preformatted_20_Text"><text:s text:c="5"/></text:p>
      <text:p text:style-name="Preformatted_20_Text"><text:s text:c="8"/>public static void main(String[] args) {</text:p>
      <text:p text:style-name="Preformatted_20_Text"><text:s text:c="24"/></text:p>
      <text:p text:style-name="Preformatted_20_Text"><text:s text:c="16"/>Book b1 = new Book("Java. Complete Referense.", "H. Shildt");</text:p>
      <text:p text:style-name="Preformatted_20_Text"><text:s text:c="16"/>b1.print();</text:p>
      <text:p text:style-name="Preformatted_20_Text"><text:s text:c="8"/>}</text:p>
      <text:p text:style-name="Preformatted_20_Text">}</text:p>
      <text:p text:style-name="Preformatted_20_Text">interface Printable{</text:p>
      <text:p text:style-name="Preformatted_20_Text"/>
      <text:p text:style-name="Preformatted_20_Text"><text:s text:c="4"/>void print();</text:p>
      <text:p text:style-name="Preformatted_20_Text">}</text:p>
      <text:p text:style-name="Preformatted_20_Text">class Book implements Printable{</text:p>
      <text:p text:style-name="Preformatted_20_Text"><text:s/></text:p>
      <text:p text:style-name="Preformatted_20_Text"><text:s text:c="4"/>String name;</text:p>
      <text:p text:style-name="Preformatted_20_Text"><text:s text:c="4"/>String author;</text:p>
      <text:p text:style-name="Preformatted_20_Text"><text:s/></text:p>
      <text:p text:style-name="Preformatted_20_Text"><text:s text:c="4"/>Book(String name, String author){</text:p>
      <text:p text:style-name="Preformatted_20_Text"><text:s text:c="9"/></text:p>
      <text:p text:style-name="Preformatted_20_Text"><text:s text:c="8"/>this.name = name;</text:p>
      <text:p text:style-name="Preformatted_20_Text"><text:s text:c="8"/>this.author = author;</text:p>
      <text:p text:style-name="Preformatted_20_Text"><text:s text:c="4"/>}</text:p>
      <text:p text:style-name="Preformatted_20_Text"><text:s text:c="5"/></text:p>
      <text:p text:style-name="Preformatted_20_Text"><text:s text:c="4"/>public void print() {</text:p>
      <text:p text:style-name="Preformatted_20_Text"><text:s text:c="5"/></text:p>
      <text:p text:style-name="Preformatted_20_Text"><text:s text:c="8"/>System.out.printf("%s (%s) \n", name, author);</text:p>
      <text:p text:style-name="Preformatted_20_Text"><text:s text:c="4"/>}</text:p>
      <text:p text:style-name="P1">}</text:p>
      <text:p text:style-name="Text_20_body"><text:soft-page-break/>В данном случае класс Book реализует интерфейс Printable. При этом надо учитывать, что если класс применяет интерфейс, то он должен реализовать все методы интерфейса, как в случае выше реализован метод <text:span text:style-name="Source_20_Text">print</text:span>. Потом в методе main мы можем объект класса Book и вызвать его метод print. Если класс не реализует какие-то методы интерфейса, то такой класс должен быть определен как абстрактный, а его неабстрактные классы-наследники затем должны будут эти методы.</text:p>
      <text:p text:style-name="Text_20_body">В тоже время мы не можем напрямую создавать объекты интерфейсов, поэтому следующий код не будет работать:</text:p>
      <text:p text:style-name="Preformatted_20_Text">Printable pr = new Printable();</text:p>
      <text:p text:style-name="P1">pr.print();</text:p>
      <text:p text:style-name="Text_20_body">Одним из преимуществ использования интерфейсов является то, что они позволяют добавить в приложение гибкости. Например, в дополнение к классу Book определим еще один класс, который будет реализовывать интерфейс Printable:</text:p>
      <text:p text:style-name="Preformatted_20_Text">class Journal implements Printable {</text:p>
      <text:p text:style-name="Preformatted_20_Text"/>
      <text:p text:style-name="Preformatted_20_Text"><text:s text:c="4"/>private String name;</text:p>
      <text:p text:style-name="Preformatted_20_Text"><text:s/></text:p>
      <text:p text:style-name="Preformatted_20_Text"><text:s text:c="4"/>String getName(){</text:p>
      <text:p text:style-name="Preformatted_20_Text"><text:s text:c="8"/>return name;</text:p>
      <text:p text:style-name="Preformatted_20_Text"><text:s text:c="4"/>}</text:p>
      <text:p text:style-name="Preformatted_20_Text"><text:s/></text:p>
      <text:p text:style-name="Preformatted_20_Text"><text:s text:c="4"/>Journal(String name){</text:p>
      <text:p text:style-name="Preformatted_20_Text"><text:s text:c="9"/></text:p>
      <text:p text:style-name="Preformatted_20_Text"><text:s text:c="8"/>this.name = name;</text:p>
      <text:p text:style-name="Preformatted_20_Text"><text:s text:c="4"/>}</text:p>
      <text:p text:style-name="Preformatted_20_Text"><text:s text:c="4"/>public void print() {</text:p>
      <text:p text:style-name="Preformatted_20_Text"><text:s text:c="8"/>System.out.println(name);</text:p>
      <text:p text:style-name="Preformatted_20_Text"><text:s text:c="4"/>} <text:s/></text:p>
      <text:p text:style-name="P1">}</text:p>
      <text:p text:style-name="Text_20_body">Класс Book и класс Journal связаны тем, что они реализуют интерфейс Printable. Поэтому мы динамически в программе можем создавать объекты Printable как экземпляры обоих классов:</text:p>
      <text:p text:style-name="Preformatted_20_Text">public class Program{</text:p>
      <text:p text:style-name="Preformatted_20_Text"><text:s text:c="5"/></text:p>
      <text:p text:style-name="Preformatted_20_Text"><text:s text:c="8"/>public static void main(String[] args) {</text:p>
      <text:p text:style-name="Preformatted_20_Text"><text:s text:c="24"/></text:p>
      <text:p text:style-name="Preformatted_20_Text"><text:s text:c="16"/>Printable printable = new Book("Java. Complete Reference", "H. Shildt");</text:p>
      <text:p text:style-name="Preformatted_20_Text"><text:s text:c="16"/>printable.print(); <text:s text:c="13"/>// <text:s/>Java. Complete Reference (H. Shildt)</text:p>
      <text:p text:style-name="Preformatted_20_Text"><text:s text:c="16"/>printable = new Journal("Foreign Policy");</text:p>
      <text:p text:style-name="Preformatted_20_Text"><text:s text:c="16"/>printable.print(); <text:s text:c="13"/>// Foreign Policy</text:p>
      <text:p text:style-name="Preformatted_20_Text"><text:s text:c="8"/>}</text:p>
      <text:p text:style-name="Preformatted_20_Text">}</text:p>
      <text:p text:style-name="Preformatted_20_Text">interface Printable{</text:p>
      <text:p text:style-name="Preformatted_20_Text"/>
      <text:p text:style-name="Preformatted_20_Text"><text:s text:c="4"/>void print();</text:p>
      <text:p text:style-name="Preformatted_20_Text">}</text:p>
      <text:p text:style-name="Preformatted_20_Text">class Book implements Printable{</text:p>
      <text:p text:style-name="Preformatted_20_Text"><text:s/></text:p>
      <text:p text:style-name="Preformatted_20_Text"><text:s text:c="4"/>String name;</text:p>
      <text:p text:style-name="Preformatted_20_Text"><text:s text:c="4"/>String author;</text:p>
      <text:p text:style-name="Preformatted_20_Text"><text:s/></text:p>
      <text:p text:style-name="Preformatted_20_Text"><text:s text:c="4"/>Book(String name, String author){</text:p>
      <text:p text:style-name="Preformatted_20_Text"><text:soft-page-break/><text:s text:c="9"/></text:p>
      <text:p text:style-name="Preformatted_20_Text"><text:s text:c="8"/>this.name = name;</text:p>
      <text:p text:style-name="Preformatted_20_Text"><text:s text:c="8"/>this.author = author;</text:p>
      <text:p text:style-name="Preformatted_20_Text"><text:s text:c="4"/>}</text:p>
      <text:p text:style-name="Preformatted_20_Text"><text:s text:c="5"/></text:p>
      <text:p text:style-name="Preformatted_20_Text"><text:s text:c="4"/>public void print() {</text:p>
      <text:p text:style-name="Preformatted_20_Text"><text:s text:c="5"/></text:p>
      <text:p text:style-name="Preformatted_20_Text"><text:s text:c="8"/>System.out.printf("%s (%s) \n", name, author);</text:p>
      <text:p text:style-name="Preformatted_20_Text"><text:s text:c="4"/>}</text:p>
      <text:p text:style-name="Preformatted_20_Text">}</text:p>
      <text:p text:style-name="Preformatted_20_Text">class Journal implements Printable {</text:p>
      <text:p text:style-name="Preformatted_20_Text"/>
      <text:p text:style-name="Preformatted_20_Text"><text:s text:c="4"/>private String name;</text:p>
      <text:p text:style-name="Preformatted_20_Text"><text:s/></text:p>
      <text:p text:style-name="Preformatted_20_Text"><text:s text:c="4"/>String getName(){</text:p>
      <text:p text:style-name="Preformatted_20_Text"><text:s text:c="8"/>return name;</text:p>
      <text:p text:style-name="Preformatted_20_Text"><text:s text:c="4"/>}</text:p>
      <text:p text:style-name="Preformatted_20_Text"><text:s/></text:p>
      <text:p text:style-name="Preformatted_20_Text"><text:s text:c="4"/>Journal(String name){</text:p>
      <text:p text:style-name="Preformatted_20_Text"><text:s text:c="9"/></text:p>
      <text:p text:style-name="Preformatted_20_Text"><text:s text:c="8"/>this.name = name;</text:p>
      <text:p text:style-name="Preformatted_20_Text"><text:s text:c="4"/>}</text:p>
      <text:p text:style-name="Preformatted_20_Text"><text:s text:c="4"/>public void print() {</text:p>
      <text:p text:style-name="Preformatted_20_Text"><text:s text:c="8"/>System.out.println(name);</text:p>
      <text:p text:style-name="Preformatted_20_Text"><text:s text:c="4"/>} <text:s/></text:p>
      <text:p text:style-name="P1">}</text:p>
      <text:h text:style-name="Heading_20_3" text:outline-level="3">Интерфейсы в преобразованиях типов</text:h>
      <text:p text:style-name="Text_20_body">Все сказанное в отношении преобразования типов характерно и для интерфейсов. Например, так как класс Journal реализует интерфейс Printable, то переменная типа Printable может хранить ссылку на объект типа Journal:</text:p>
      <text:p text:style-name="Preformatted_20_Text">Printable p =new Journal("Foreign Affairs");</text:p>
      <text:p text:style-name="Preformatted_20_Text">p.print(); <text:s/></text:p>
      <text:p text:style-name="Preformatted_20_Text">// Интерфейс не имеет метода getName, необходимо явное приведение</text:p>
      <text:p text:style-name="Preformatted_20_Text">String name = ((Journal)p).getName();</text:p>
      <text:p text:style-name="P1">System.out.println(name);</text:p>
      <text:p text:style-name="Text_20_body">И если мы хотим обратиться к методам класса Journal, которые определены не в интерфейсе Printable, а в самом классе Journal, то нам надо явным образом выполнить преобразование типов: <text:span text:style-name="Source_20_Text">((Journal)p).getName();</text:span></text:p>
      <text:h text:style-name="Heading_20_3" text:outline-level="3">Методы по умолчанию</text:h>
      <text:p text:style-name="Text_20_body">Ранее до JDK 8 при реализации интерфейса мы должны были обязательно реализовать все его методы в классе. А сам интерфейс мог содерать только определения методов без конкретной реализации. В JDK 8 была добавлена такая функциональность как методы по умолчанию. И теперь интерфейсы кроме определения методов могут иметь их реализацию по умолчанию, которая используется, если класс, реализующий данный интерфейс, не реализует метод. Например, создадим метод по умолчанию в интерфейсе Printable:</text:p>
      <text:p text:style-name="Preformatted_20_Text">interface Printable {</text:p>
      <text:p text:style-name="Preformatted_20_Text"><text:s text:c="4"/></text:p>
      <text:p text:style-name="Preformatted_20_Text"><text:s text:c="4"/>default void print(){</text:p>
      <text:p text:style-name="Preformatted_20_Text"><text:s text:c="8"/></text:p>
      <text:p text:style-name="Preformatted_20_Text"><text:s text:c="16"/>System.out.println("Undefined printable");</text:p>
      <text:p text:style-name="Preformatted_20_Text"><text:s text:c="4"/>}</text:p>
      <text:p text:style-name="P1"><text:soft-page-break/>}</text:p>
      <text:p text:style-name="Text_20_body">Метод по умолчанию - это обычный метод без модификаторов, который помечается ключевым словом default. Затем в классе Journal нам необязательно этот метод реализовать, хотя мы можем его и переопределить:</text:p>
      <text:p text:style-name="Preformatted_20_Text">class Journal implements Printable {</text:p>
      <text:p text:style-name="Preformatted_20_Text"/>
      <text:p text:style-name="Preformatted_20_Text"><text:s text:c="4"/>private String name;</text:p>
      <text:p text:style-name="Preformatted_20_Text"><text:s/></text:p>
      <text:p text:style-name="Preformatted_20_Text"><text:s text:c="4"/>String getName(){</text:p>
      <text:p text:style-name="Preformatted_20_Text"><text:s text:c="8"/>return name;</text:p>
      <text:p text:style-name="Preformatted_20_Text"><text:s text:c="4"/>}</text:p>
      <text:p text:style-name="Preformatted_20_Text"><text:s text:c="4"/>Journal(String name){</text:p>
      <text:p text:style-name="Preformatted_20_Text"><text:s text:c="9"/></text:p>
      <text:p text:style-name="Preformatted_20_Text"><text:s text:c="8"/>this.name = name;</text:p>
      <text:p text:style-name="Preformatted_20_Text"><text:s text:c="4"/>}</text:p>
      <text:p text:style-name="P1">}</text:p>
      <text:h text:style-name="Heading_20_3" text:outline-level="3">Статические методы</text:h>
      <text:p text:style-name="Text_20_body">Начиная с JDK 8 в интерфейсах доступны статические методы - они аналогичны методам класса:</text:p>
      <text:p text:style-name="Preformatted_20_Text">interface Printable {</text:p>
      <text:p text:style-name="Preformatted_20_Text"><text:s text:c="4"/></text:p>
      <text:p text:style-name="Preformatted_20_Text"><text:s text:c="4"/>void print();</text:p>
      <text:p text:style-name="Preformatted_20_Text"><text:s text:c="8"/></text:p>
      <text:p text:style-name="Preformatted_20_Text"><text:s text:c="4"/>static void read(){</text:p>
      <text:p text:style-name="Preformatted_20_Text"><text:s text:c="8"/></text:p>
      <text:p text:style-name="Preformatted_20_Text"><text:s text:c="8"/>System.out.println("Read printable");</text:p>
      <text:p text:style-name="Preformatted_20_Text"><text:s text:c="4"/>}</text:p>
      <text:p text:style-name="P1">}</text:p>
      <text:p text:style-name="Text_20_body">Чтобы обратиться к статическому методу интерфейса также, как и в случае с классами, пишут название интерфейса и метод:</text:p>
      <text:p text:style-name="Preformatted_20_Text">public static void main(String[] args) {</text:p>
      <text:p text:style-name="Preformatted_20_Text"><text:s text:c="8"/></text:p>
      <text:p text:style-name="Preformatted_20_Text"><text:s text:c="4"/>Printable.read();</text:p>
      <text:p text:style-name="P1">}</text:p>
      <text:h text:style-name="Heading_20_3" text:outline-level="3">Приватные методы</text:h>
      <text:p text:style-name="Text_20_body">По умолчанию все методы в интерфейсе фактически имеют модификатор public. Однако начиная с Java 9 мы также можем определять в интерфейсе методы с модификатором private. Они могут быть статическими и нестатическими, но они не могут иметь реализации по умолчанию.</text:p>
      <text:p text:style-name="Text_20_body">Подобные методы могут использоваться только внутри самого интерфейса, в котором они определены. То есть к примеру нам надо выполнять в интерфейсе некоторые повторяющиеся действия, и в этом случае такие действия можно выделить в приватные методы:</text:p>
      <text:p text:style-name="Preformatted_20_Text">public class Program{</text:p>
      <text:p text:style-name="Preformatted_20_Text"><text:s text:c="5"/></text:p>
      <text:p text:style-name="Preformatted_20_Text"><text:s text:c="8"/>public static void main(String[] args) {</text:p>
      <text:p text:style-name="Preformatted_20_Text"><text:s text:c="9"/></text:p>
      <text:p text:style-name="Preformatted_20_Text"><text:soft-page-break/><text:s text:c="16"/>Calculatable c = new Calculation();</text:p>
      <text:p text:style-name="Preformatted_20_Text"><text:s text:c="16"/>System.out.println(c.sum(1, 2));</text:p>
      <text:p text:style-name="Preformatted_20_Text"><text:s text:c="16"/>System.out.println(c.sum(1, 2, 4));</text:p>
      <text:p text:style-name="Preformatted_20_Text"><text:s text:c="8"/>}</text:p>
      <text:p text:style-name="Preformatted_20_Text">}</text:p>
      <text:p text:style-name="Preformatted_20_Text">class Calculation implements Calculatable{</text:p>
      <text:p text:style-name="Preformatted_20_Text"><text:s text:c="8"/></text:p>
      <text:p text:style-name="Preformatted_20_Text">}</text:p>
      <text:p text:style-name="Preformatted_20_Text">interface Calculatable{</text:p>
      <text:p text:style-name="Preformatted_20_Text"/>
      <text:p text:style-name="Preformatted_20_Text"><text:s text:c="8"/>default int sum(int a, int b){</text:p>
      <text:p text:style-name="Preformatted_20_Text"><text:s text:c="16"/>return sumAll(a, b);</text:p>
      <text:p text:style-name="Preformatted_20_Text"><text:s text:c="8"/>}</text:p>
      <text:p text:style-name="Preformatted_20_Text"><text:s text:c="8"/>default int sum(int a, int b, int c){</text:p>
      <text:p text:style-name="Preformatted_20_Text"><text:s text:c="16"/>return sumAll(a, b, c);</text:p>
      <text:p text:style-name="Preformatted_20_Text"><text:s text:c="8"/>}</text:p>
      <text:p text:style-name="Preformatted_20_Text"><text:s text:c="8"/></text:p>
      <text:p text:style-name="Preformatted_20_Text"><text:s text:c="4"/>private int sumAll(int... values){</text:p>
      <text:p text:style-name="Preformatted_20_Text"><text:s text:c="9"/>int result = 0;</text:p>
      <text:p text:style-name="Preformatted_20_Text"><text:s text:c="17"/>for(int n : values){</text:p>
      <text:p text:style-name="Preformatted_20_Text"><text:s text:c="25"/>result += n;</text:p>
      <text:p text:style-name="Preformatted_20_Text"><text:s text:c="17"/>}</text:p>
      <text:p text:style-name="Preformatted_20_Text"><text:s text:c="17"/>return result;</text:p>
      <text:p text:style-name="Preformatted_20_Text"><text:s text:c="4"/>}</text:p>
      <text:p text:style-name="P1">}</text:p>
      <text:h text:style-name="Heading_20_3" text:outline-level="3">Константы в интерфейсах</text:h>
      <text:p text:style-name="Text_20_body">Кроме методов в интерфейсах могут быть определены статические константы:</text:p>
      <text:p text:style-name="Preformatted_20_Text">interface Stateable{</text:p>
      <text:p text:style-name="Preformatted_20_Text"/>
      <text:p text:style-name="Preformatted_20_Text"><text:s text:c="8"/>int OPEN = 1;</text:p>
      <text:p text:style-name="Preformatted_20_Text"><text:s text:c="8"/>int CLOSED = 0;</text:p>
      <text:p text:style-name="Preformatted_20_Text"><text:s text:c="8"/></text:p>
      <text:p text:style-name="Preformatted_20_Text"><text:s text:c="8"/>void printState(int n);</text:p>
      <text:p text:style-name="P1">}</text:p>
      <text:p text:style-name="Text_20_body">Хотя такие константы также не имеют модификаторов, но по умолчанию они имеют модификатор доступа <text:span text:style-name="Source_20_Text">public static final</text:span>, и поэтому их значение доступно из любого места программы.</text:p>
      <text:p text:style-name="Text_20_body">Применение констант:</text:p>
      <text:p text:style-name="Preformatted_20_Text">public class Program{</text:p>
      <text:p text:style-name="Preformatted_20_Text"><text:s text:c="5"/></text:p>
      <text:p text:style-name="Preformatted_20_Text"><text:s text:c="8"/>public static void main(String[] args) {</text:p>
      <text:p text:style-name="Preformatted_20_Text"><text:s text:c="9"/></text:p>
      <text:p text:style-name="Preformatted_20_Text"><text:s text:c="16"/>WaterPipe pipe = new WaterPipe();</text:p>
      <text:p text:style-name="Preformatted_20_Text"><text:s text:c="16"/>pipe.printState(1);</text:p>
      <text:p text:style-name="Preformatted_20_Text"><text:s text:c="8"/>}</text:p>
      <text:p text:style-name="Preformatted_20_Text">}</text:p>
      <text:p text:style-name="Preformatted_20_Text">class WaterPipe implements Stateable{</text:p>
      <text:p text:style-name="Preformatted_20_Text"><text:s text:c="8"/></text:p>
      <text:p text:style-name="Preformatted_20_Text"><text:s text:c="8"/>public void printState(int n){</text:p>
      <text:p text:style-name="Preformatted_20_Text"><text:s text:c="16"/>if(n==OPEN)</text:p>
      <text:p text:style-name="Preformatted_20_Text"><text:s text:c="24"/>System.out.println("Water is opened");</text:p>
      <text:p text:style-name="Preformatted_20_Text"><text:s text:c="16"/>else if(n==CLOSED)</text:p>
      <text:p text:style-name="Preformatted_20_Text"><text:s text:c="24"/>System.out.println("Water is closed");</text:p>
      <text:p text:style-name="Preformatted_20_Text"><text:s text:c="16"/>else</text:p>
      <text:p text:style-name="Preformatted_20_Text"><text:s text:c="24"/>System.out.println("State is invalid");</text:p>
      <text:p text:style-name="Preformatted_20_Text"><text:soft-page-break/><text:s text:c="8"/>}</text:p>
      <text:p text:style-name="Preformatted_20_Text">}</text:p>
      <text:p text:style-name="Preformatted_20_Text">interface Stateable{</text:p>
      <text:p text:style-name="Preformatted_20_Text"/>
      <text:p text:style-name="Preformatted_20_Text"><text:s text:c="8"/>int OPEN = 1;</text:p>
      <text:p text:style-name="Preformatted_20_Text"><text:s text:c="8"/>int CLOSED = 0;</text:p>
      <text:p text:style-name="Preformatted_20_Text"><text:s text:c="8"/></text:p>
      <text:p text:style-name="Preformatted_20_Text"><text:s text:c="8"/>void printState(int n);</text:p>
      <text:p text:style-name="P1">}</text:p>
      <text:h text:style-name="Heading_20_3" text:outline-level="3">Множественная реализация интерфейсов</text:h>
      <text:p text:style-name="Text_20_body">Если нам надо применить в классе несколько интерфейсов, то они все перечисляются через запятую после слова implements:</text:p>
      <text:p text:style-name="Preformatted_20_Text">interface Printable {</text:p>
      <text:p text:style-name="Preformatted_20_Text"><text:s text:c="4"/></text:p>
      <text:p text:style-name="Preformatted_20_Text"><text:s text:c="4"/>// методы интерфейса</text:p>
      <text:p text:style-name="Preformatted_20_Text">}</text:p>
      <text:p text:style-name="Preformatted_20_Text"/>
      <text:p text:style-name="Preformatted_20_Text">interface Searchable {</text:p>
      <text:p text:style-name="Preformatted_20_Text"><text:s text:c="4"/></text:p>
      <text:p text:style-name="Preformatted_20_Text"><text:s text:c="4"/>// методы интерфейса</text:p>
      <text:p text:style-name="Preformatted_20_Text">}</text:p>
      <text:p text:style-name="Preformatted_20_Text"/>
      <text:p text:style-name="Preformatted_20_Text">class Book implements Printable, Searchable{</text:p>
      <text:p text:style-name="Preformatted_20_Text"/>
      <text:p text:style-name="Preformatted_20_Text"><text:s text:c="4"/>// реализация класса</text:p>
      <text:p text:style-name="P1">}</text:p>
      <text:h text:style-name="Heading_20_3" text:outline-level="3">Наследование интерфейсов</text:h>
      <text:p text:style-name="Text_20_body">Интерфейсы, как и классы, могут наследоваться:</text:p>
      <text:p text:style-name="Preformatted_20_Text">interface BookPrintable extends Printable{</text:p>
      <text:p text:style-name="Preformatted_20_Text"><text:s text:c="4"/></text:p>
      <text:p text:style-name="Preformatted_20_Text"><text:s text:c="8"/>void paint();</text:p>
      <text:p text:style-name="P1">}</text:p>
      <text:p text:style-name="Text_20_body">При применении этого интерфейса класс Book должен будет реализовать как методы интерфейса BookPrintable, так и методы базового интерфейса Printable.</text:p>
      <text:h text:style-name="Heading_20_3" text:outline-level="3">Вложенные интерфейсы</text:h>
      <text:p text:style-name="Text_20_body">Как и классы, интерфейсы могут быть вложенными, то есть могут быть определены в классах или других интерфейсах. Например:</text:p>
      <text:p text:style-name="Preformatted_20_Text">class Printer{</text:p>
      <text:p text:style-name="Preformatted_20_Text"><text:s text:c="4"/>interface Printable {</text:p>
      <text:p text:style-name="Preformatted_20_Text"><text:s text:c="4"/></text:p>
      <text:p text:style-name="Preformatted_20_Text"><text:s text:c="8"/>void print();</text:p>
      <text:p text:style-name="Preformatted_20_Text"><text:s text:c="4"/>}</text:p>
      <text:p text:style-name="P1">}</text:p>
      <text:p text:style-name="Text_20_body">При применении такого интерфейса нам надо указывать его полное имя вместе с именем класса:</text:p>
      <text:p text:style-name="Preformatted_20_Text">public class Journal implements Printer.Printable {</text:p>
      <text:p text:style-name="Preformatted_20_Text"/>
      <text:p text:style-name="Preformatted_20_Text"><text:soft-page-break/><text:s text:c="4"/>String name;</text:p>
      <text:p text:style-name="Preformatted_20_Text"><text:s/></text:p>
      <text:p text:style-name="Preformatted_20_Text"><text:s text:c="4"/>Journal(String name){</text:p>
      <text:p text:style-name="Preformatted_20_Text"><text:s text:c="9"/></text:p>
      <text:p text:style-name="Preformatted_20_Text"><text:s text:c="8"/>this.name = name;</text:p>
      <text:p text:style-name="Preformatted_20_Text"><text:s text:c="4"/>}</text:p>
      <text:p text:style-name="Preformatted_20_Text"><text:s text:c="4"/>public void print() {</text:p>
      <text:p text:style-name="Preformatted_20_Text"><text:s text:c="8"/>System.out.println(name);</text:p>
      <text:p text:style-name="Preformatted_20_Text"><text:s text:c="4"/>} <text:s/></text:p>
      <text:p text:style-name="P1">}</text:p>
      <text:p text:style-name="Text_20_body">Использование интерфейса будет аналогично предыдущим случаям:</text:p>
      <text:p text:style-name="Preformatted_20_Text">Printer.Printable p =new Journal("Foreign Affairs");</text:p>
      <text:p text:style-name="P1">p.print();</text:p>
      <text:h text:style-name="Heading_20_3" text:outline-level="3">Интерфейсы как параметры и результаты методов</text:h>
      <text:p text:style-name="Text_20_body">И также как и в случае с классами, интерфейсы могут использоваться в качестве типа параметров метода или в качестве возвращаемого типа:</text:p>
      <text:p text:style-name="Preformatted_20_Text">public class Program{</text:p>
      <text:p text:style-name="Preformatted_20_Text"><text:s text:c="5"/></text:p>
      <text:p text:style-name="Preformatted_20_Text"><text:s text:c="8"/>public static void main(String[] args) {</text:p>
      <text:p text:style-name="Preformatted_20_Text"><text:s text:c="9"/></text:p>
      <text:p text:style-name="Preformatted_20_Text"><text:s text:c="16"/>Printable printable = createPrintable("Foreign Affairs",false);</text:p>
      <text:p text:style-name="Preformatted_20_Text"><text:s text:c="16"/>printable.print();</text:p>
      <text:p text:style-name="Preformatted_20_Text"><text:s text:c="25"/></text:p>
      <text:p text:style-name="Preformatted_20_Text"><text:s text:c="16"/>read(new Book("Java for impatients", "Cay Horstmann"));</text:p>
      <text:p text:style-name="Preformatted_20_Text"><text:s text:c="16"/>read(new Journal("Java Dayly News"));</text:p>
      <text:p text:style-name="Preformatted_20_Text"><text:s text:c="8"/>}</text:p>
      <text:p text:style-name="Preformatted_20_Text"><text:s text:c="17"/></text:p>
      <text:p text:style-name="Preformatted_20_Text"><text:s text:c="8"/>static void read(Printable p){</text:p>
      <text:p text:style-name="Preformatted_20_Text"><text:s text:c="25"/></text:p>
      <text:p text:style-name="Preformatted_20_Text"><text:s text:c="16"/>p.print();</text:p>
      <text:p text:style-name="Preformatted_20_Text"><text:s text:c="8"/>}</text:p>
      <text:p text:style-name="Preformatted_20_Text"><text:s text:c="17"/></text:p>
      <text:p text:style-name="Preformatted_20_Text"><text:s text:c="8"/>static Printable createPrintable(String name, boolean option){</text:p>
      <text:p text:style-name="Preformatted_20_Text"><text:s text:c="25"/></text:p>
      <text:p text:style-name="Preformatted_20_Text"><text:s text:c="16"/>if(option)</text:p>
      <text:p text:style-name="Preformatted_20_Text"><text:s text:c="24"/>return new Book(name, "Undefined");</text:p>
      <text:p text:style-name="Preformatted_20_Text"><text:s text:c="16"/>else</text:p>
      <text:p text:style-name="Preformatted_20_Text"><text:s text:c="24"/>return new Journal(name);</text:p>
      <text:p text:style-name="Preformatted_20_Text"><text:s text:c="8"/>}</text:p>
      <text:p text:style-name="Preformatted_20_Text">}</text:p>
      <text:p text:style-name="Preformatted_20_Text">interface Printable{</text:p>
      <text:p text:style-name="Preformatted_20_Text"/>
      <text:p text:style-name="Preformatted_20_Text"><text:s text:c="4"/>void print();</text:p>
      <text:p text:style-name="Preformatted_20_Text">}</text:p>
      <text:p text:style-name="Preformatted_20_Text">class Book implements Printable{</text:p>
      <text:p text:style-name="Preformatted_20_Text"><text:s/></text:p>
      <text:p text:style-name="Preformatted_20_Text"><text:s text:c="4"/>String name;</text:p>
      <text:p text:style-name="Preformatted_20_Text"><text:s text:c="4"/>String author;</text:p>
      <text:p text:style-name="Preformatted_20_Text"><text:s/></text:p>
      <text:p text:style-name="Preformatted_20_Text"><text:s text:c="4"/>Book(String name, String author){</text:p>
      <text:p text:style-name="Preformatted_20_Text"><text:s text:c="9"/></text:p>
      <text:p text:style-name="Preformatted_20_Text"><text:s text:c="8"/>this.name = name;</text:p>
      <text:p text:style-name="Preformatted_20_Text"><text:s text:c="8"/>this.author = author;</text:p>
      <text:p text:style-name="Preformatted_20_Text"><text:s text:c="4"/>}</text:p>
      <text:p text:style-name="Preformatted_20_Text"><text:s text:c="5"/></text:p>
      <text:p text:style-name="Preformatted_20_Text"><text:s text:c="4"/>public void print() {</text:p>
      <text:p text:style-name="Preformatted_20_Text"><text:s text:c="5"/></text:p>
      <text:p text:style-name="Preformatted_20_Text"><text:soft-page-break/><text:s text:c="8"/>System.out.printf("%s (%s) \n", name, author);</text:p>
      <text:p text:style-name="Preformatted_20_Text"><text:s text:c="4"/>}</text:p>
      <text:p text:style-name="Preformatted_20_Text">}</text:p>
      <text:p text:style-name="Preformatted_20_Text">class Journal implements Printable {</text:p>
      <text:p text:style-name="Preformatted_20_Text"/>
      <text:p text:style-name="Preformatted_20_Text"><text:s text:c="4"/>private String name;</text:p>
      <text:p text:style-name="Preformatted_20_Text"><text:s/></text:p>
      <text:p text:style-name="Preformatted_20_Text"><text:s text:c="4"/>String getName(){</text:p>
      <text:p text:style-name="Preformatted_20_Text"><text:s text:c="8"/>return name;</text:p>
      <text:p text:style-name="Preformatted_20_Text"><text:s text:c="4"/>}</text:p>
      <text:p text:style-name="Preformatted_20_Text"><text:s/></text:p>
      <text:p text:style-name="Preformatted_20_Text"><text:s text:c="4"/>Journal(String name){</text:p>
      <text:p text:style-name="Preformatted_20_Text"><text:s text:c="9"/></text:p>
      <text:p text:style-name="Preformatted_20_Text"><text:s text:c="8"/>this.name = name;</text:p>
      <text:p text:style-name="Preformatted_20_Text"><text:s text:c="4"/>}</text:p>
      <text:p text:style-name="Preformatted_20_Text"><text:s text:c="4"/>public void print() {</text:p>
      <text:p text:style-name="Preformatted_20_Text"><text:s text:c="8"/>System.out.println(name);</text:p>
      <text:p text:style-name="Preformatted_20_Text"><text:s text:c="4"/>} <text:s/></text:p>
      <text:p text:style-name="P1">}</text:p>
      <text:p text:style-name="Text_20_body">Метод <text:span text:style-name="Source_20_Text">read()</text:span> в качестве параметра принимает объект интерфейса Printable, поэтому в этот метод мы можем передать как объект Book, так и объект Journal.</text:p>
      <text:p text:style-name="Text_20_body">Метод <text:span text:style-name="Source_20_Text">createPrintable()</text:span> возвращает объект Printable, поэтому также мы вожем возвратить как объект Book, так и Journal.</text:p>
      <text:p text:style-name="Text_20_body">Консольный вывод:</text:p>
      <text:p text:style-name="Preformatted_20_Text">Foreign Affairs</text:p>
      <text:p text:style-name="Preformatted_20_Text">Java for impatients (Cay Horstmann)</text:p>
      <text:p text:style-name="P1">Java Dayly News</text:p>
      <text:p text:style-name="Text_20_body">Одним из распространенных способов использования интерфейсов в Java является создание обратного вызова. Суть обратного вызова состоит в том, что мы создаем действия, которые вызываются при других действиях. То есть одни действия вызываются другими действиями. Стандартный пример - нажатие на кнопку. Когда мы нажимаем на кнопку, мы производим действие, но в ответ на это нажатие запускаются другие действия. Например, нажатие на значок принтера запускает печать документа на принтере и т.д.</text:p>
      <text:p text:style-name="Text_20_body">Рассмотрим следующий пример:</text:p>
      <text:p text:style-name="Preformatted_20_Text">public class EventsApp {</text:p>
      <text:p text:style-name="Preformatted_20_Text"/>
      <text:p text:style-name="Preformatted_20_Text"><text:s text:c="4"/>public static void main(String[] args) {</text:p>
      <text:p text:style-name="Preformatted_20_Text"><text:s text:c="8"/></text:p>
      <text:p text:style-name="Preformatted_20_Text"><text:s text:c="8"/>Button button = new Button(new ButtonClickHandler());</text:p>
      <text:p text:style-name="Preformatted_20_Text"><text:s text:c="8"/>button.click();</text:p>
      <text:p text:style-name="Preformatted_20_Text"><text:s text:c="8"/>button.click();</text:p>
      <text:p text:style-name="Preformatted_20_Text"><text:s text:c="8"/>button.click();</text:p>
      <text:p text:style-name="Preformatted_20_Text"><text:s text:c="4"/>}</text:p>
      <text:p text:style-name="Preformatted_20_Text">}</text:p>
      <text:p text:style-name="Preformatted_20_Text"/>
      <text:p text:style-name="Preformatted_20_Text">class ButtonClickHandler implements EventHandler{</text:p>
      <text:p text:style-name="Preformatted_20_Text"><text:s text:c="4"/></text:p>
      <text:p text:style-name="Preformatted_20_Text"><text:s text:c="4"/>public void execute(){</text:p>
      <text:p text:style-name="Preformatted_20_Text"><text:s text:c="8"/></text:p>
      <text:p text:style-name="Preformatted_20_Text"><text:s text:c="8"/>System.out.println("Кнопка нажата!");</text:p>
      <text:p text:style-name="Preformatted_20_Text"><text:s text:c="4"/>}</text:p>
      <text:p text:style-name="Preformatted_20_Text">}</text:p>
      <text:p text:style-name="Preformatted_20_Text"><text:soft-page-break/></text:p>
      <text:p text:style-name="Preformatted_20_Text">interface EventHandler{</text:p>
      <text:p text:style-name="Preformatted_20_Text"><text:s text:c="4"/></text:p>
      <text:p text:style-name="Preformatted_20_Text"><text:s text:c="4"/>void execute();</text:p>
      <text:p text:style-name="Preformatted_20_Text">}</text:p>
      <text:p text:style-name="Preformatted_20_Text"/>
      <text:p text:style-name="Preformatted_20_Text">class Button{</text:p>
      <text:p text:style-name="Preformatted_20_Text"><text:s text:c="4"/></text:p>
      <text:p text:style-name="Preformatted_20_Text"><text:s text:c="4"/>EventHandler handler;</text:p>
      <text:p text:style-name="Preformatted_20_Text"><text:s text:c="4"/>Button(EventHandler action){</text:p>
      <text:p text:style-name="Preformatted_20_Text"><text:s text:c="8"/></text:p>
      <text:p text:style-name="Preformatted_20_Text"><text:s text:c="8"/>this.handler=action;</text:p>
      <text:p text:style-name="Preformatted_20_Text"><text:s text:c="4"/>}</text:p>
      <text:p text:style-name="Preformatted_20_Text"><text:s text:c="4"/>public void click(){</text:p>
      <text:p text:style-name="Preformatted_20_Text"><text:s text:c="8"/></text:p>
      <text:p text:style-name="Preformatted_20_Text"><text:s text:c="8"/>handler.execute();</text:p>
      <text:p text:style-name="Preformatted_20_Text"><text:s text:c="4"/>}</text:p>
      <text:p text:style-name="P1">}</text:p>
      <text:p text:style-name="Text_20_body">Итак, здесь у нас определен класс Button, который в конструкторе принимает объект интерфейса EventHandler и в методе click (имитация нажатия) вызывает метод execute этого объекта.</text:p>
      <text:p text:style-name="Text_20_body">Далее определяется реализация EventHandler в виде класса <text:span text:style-name="Source_20_Text">ButtonClickHandler</text:span>. И в основной программе объект этого класса передается в конструктор Button. Таким образом, через конструктор мы устанавливаем обработчик нажатия кнопки. И при каждом вызове метода <text:span text:style-name="Source_20_Text">button.click()</text:span> будет вызываться этот обработчик.</text:p>
      <text:p text:style-name="Text_20_body">В итоге программа выведет на консоль следующий результат:</text:p>
      <text:p text:style-name="Preformatted_20_Text">Кнопка нажата!</text:p>
      <text:p text:style-name="Preformatted_20_Text">Кнопка нажата!</text:p>
      <text:p text:style-name="P1">Кнопка нажата!</text:p>
      <text:p text:style-name="Text_20_body">Но казалось бы, зачем нам выносить все действия в интерфейс, его реализовать, почему бы не написать проще сразу в классе Button:</text:p>
      <text:p text:style-name="Preformatted_20_Text">class Button{</text:p>
      <text:p text:style-name="Preformatted_20_Text"><text:s text:c="4"/></text:p>
      <text:p text:style-name="Preformatted_20_Text"><text:s text:c="4"/>public void click(){</text:p>
      <text:p text:style-name="Preformatted_20_Text"><text:s text:c="8"/></text:p>
      <text:p text:style-name="Preformatted_20_Text"><text:s text:c="8"/>System.out.println("Кнопка нажата!");</text:p>
      <text:p text:style-name="Preformatted_20_Text"><text:s text:c="4"/>}</text:p>
      <text:p text:style-name="P1">}</text:p>
      <text:p text:style-name="Text_20_body">Дело в том, что на момент определения класса нам не всегда бывают точно известны те действия, которые должны производиться. Особенно если класс Button и класс основной программы находятся в разных пакетах, библиотеках и могут проектироваться разными разработчиками. К тому же у нас может быть несколько кнопок - объектов Button и для каждого объекта надо определить свое действие. Например, изменим главный класс программы:</text:p>
      <text:p text:style-name="Preformatted_20_Text">public class EventsApp {</text:p>
      <text:p text:style-name="Preformatted_20_Text"/>
      <text:p text:style-name="Preformatted_20_Text"><text:s text:c="4"/>public static void main(String[] args) {</text:p>
      <text:p text:style-name="Preformatted_20_Text"><text:s text:c="8"/></text:p>
      <text:p text:style-name="Preformatted_20_Text"><text:s text:c="8"/>Button tvButton = new Button(new EventHandler(){</text:p>
      <text:p text:style-name="Preformatted_20_Text"><text:soft-page-break/><text:s text:c="14"/></text:p>
      <text:p text:style-name="Preformatted_20_Text"><text:s text:c="12"/>private boolean on = false;</text:p>
      <text:p text:style-name="Preformatted_20_Text"><text:s text:c="12"/>public void execute(){</text:p>
      <text:p text:style-name="Preformatted_20_Text"><text:s text:c="16"/></text:p>
      <text:p text:style-name="Preformatted_20_Text"><text:s text:c="16"/>if(on) {</text:p>
      <text:p text:style-name="Preformatted_20_Text"><text:s text:c="20"/>System.out.println("Телевизор выключен..");</text:p>
      <text:p text:style-name="Preformatted_20_Text"><text:s text:c="20"/>on=false;</text:p>
      <text:p text:style-name="Preformatted_20_Text"><text:s text:c="16"/>} <text:s text:c="2"/></text:p>
      <text:p text:style-name="Preformatted_20_Text"><text:s text:c="16"/>else {</text:p>
      <text:p text:style-name="Preformatted_20_Text"><text:s text:c="20"/>System.out.println("Телевизор включен!");</text:p>
      <text:p text:style-name="Preformatted_20_Text"><text:s text:c="20"/>on=true;</text:p>
      <text:p text:style-name="Preformatted_20_Text"><text:s text:c="16"/>}</text:p>
      <text:p text:style-name="Preformatted_20_Text"><text:s text:c="12"/>}</text:p>
      <text:p text:style-name="Preformatted_20_Text"><text:s text:c="8"/>});</text:p>
      <text:p text:style-name="Preformatted_20_Text"><text:s text:c="8"/></text:p>
      <text:p text:style-name="Preformatted_20_Text"><text:s text:c="8"/>Button printButton = new Button(new EventHandler(){</text:p>
      <text:p text:style-name="Preformatted_20_Text"><text:s text:c="14"/></text:p>
      <text:p text:style-name="Preformatted_20_Text"><text:s text:c="12"/>public void execute(){</text:p>
      <text:p text:style-name="Preformatted_20_Text"><text:s text:c="16"/></text:p>
      <text:p text:style-name="Preformatted_20_Text"><text:s text:c="16"/>System.out.println("Запущена печать на принтере...");</text:p>
      <text:p text:style-name="Preformatted_20_Text"><text:s text:c="12"/>}</text:p>
      <text:p text:style-name="Preformatted_20_Text"><text:s text:c="8"/>});</text:p>
      <text:p text:style-name="Preformatted_20_Text"><text:s text:c="8"/></text:p>
      <text:p text:style-name="Preformatted_20_Text"><text:s text:c="8"/>tvButton.click();</text:p>
      <text:p text:style-name="Preformatted_20_Text"><text:s text:c="8"/>printButton.click();</text:p>
      <text:p text:style-name="Preformatted_20_Text"><text:s text:c="8"/>tvButton.click();</text:p>
      <text:p text:style-name="Preformatted_20_Text"><text:s text:c="4"/>}</text:p>
      <text:p text:style-name="P1">}</text:p>
      <text:p text:style-name="Text_20_body">Здесь у нас две кнопки - одна для включения-выключения телевизора, а другая для печати на принтере. Вместо того, чтобы создавать отдельные классы, реализующие интерфейс EventHandler, здесь обработчики задаются в виде анонимных объектов, которые реализуют интерфейс EventHandler. Причем обработчик кнопки телевизора хранит дополнительное состояние в виде логической переменной <text:span text:style-name="Source_20_Text">on</text:span>.</text:p>
      <text:p text:style-name="Text_20_body">В итоге консоль выведет нам следующий результат:</text:p>
      <text:p text:style-name="Preformatted_20_Text">Телевизор включен!</text:p>
      <text:p text:style-name="Preformatted_20_Text">Запущена печать на принтере...</text:p>
      <text:p text:style-name="P1">Телевизор выключен..</text:p>
      <text:p text:style-name="Text_20_body">И в завершении надо сказать, что интерфейсы в данном качестве особенно широко используются в различных графических API - AWT, Swing, JavaFX, где обработка событий объектов - элементов графического интерфейса особенно актуальн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3:27:09.753642679</meta:creation-date>
    <dc:date>2019-08-19T13:27:46.839613454</dc:date>
    <meta:editing-duration>PT37S</meta:editing-duration>
    <meta:editing-cycles>1</meta:editing-cycles>
    <meta:document-statistic meta:table-count="0" meta:image-count="0" meta:object-count="0" meta:page-count="10" meta:paragraph-count="408" meta:word-count="1783" meta:character-count="15126" meta:non-whitespace-character-count="11419"/>
    <meta:generator>LibreOffice/5.1.6.2$Linux_X86_64 LibreOffice_project/10m0$Build-2</meta:generator>
  </office:meta>
</office:document-meta>
</file>